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geneva, verdana, sans-serif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.111in" loext:contextual-spacing="false" fo:line-height="108%"/>
    </style:style>
    <style:style style:name="P2" style:family="paragraph" style:parent-style-name="List_20_Paragraph" style:list-style-name="WWNum3">
      <style:paragraph-properties fo:margin-top="0in" fo:margin-bottom="0.111in" loext:contextual-spacing="false" fo:line-height="108%"/>
    </style:style>
    <style:style style:name="P3" style:family="paragraph" style:parent-style-name="List_20_Paragraph" style:list-style-name="WWNum1">
      <style:paragraph-properties fo:margin-top="0in" fo:margin-bottom="0.111in" loext:contextual-spacing="false" fo:line-height="108%"/>
    </style:style>
    <style:style style:name="P4" style:family="paragraph" style:parent-style-name="List_20_Paragraph" style:list-style-name="WWNum4">
      <style:paragraph-properties fo:margin-top="0in" fo:margin-bottom="0.111in" loext:contextual-spacing="false" fo:line-height="108%"/>
    </style:style>
    <style:style style:name="P5" style:family="paragraph" style:parent-style-name="List_20_Paragraph" style:list-style-name="WWNum2">
      <style:paragraph-properties fo:margin-top="0in" fo:margin-bottom="0.111in" loext:contextual-spacing="false" fo:line-height="108%"/>
    </style:style>
    <style:style style:name="P6" style:family="paragraph" style:parent-style-name="List_20_Paragraph">
      <style:paragraph-properties fo:margin-top="0in" fo:margin-bottom="0.111in" loext:contextual-spacing="false" fo:line-height="108%"/>
      <style:text-properties officeooo:paragraph-rsid="001969b3"/>
    </style:style>
    <style:style style:name="P7" style:family="paragraph" style:parent-style-name="List_20_Paragraph">
      <style:paragraph-properties fo:margin-top="0in" fo:margin-bottom="0.111in" loext:contextual-spacing="false" fo:line-height="108%"/>
      <style:text-properties officeooo:paragraph-rsid="001a7da7"/>
    </style:style>
    <style:style style:name="P8" style:family="paragraph" style:parent-style-name="List_20_Paragraph">
      <style:paragraph-properties fo:margin-top="0in" fo:margin-bottom="0.111in" loext:contextual-spacing="false" fo:line-height="108%"/>
      <style:text-properties fo:language="bg" fo:country="BG" officeooo:rsid="001969b3" officeooo:paragraph-rsid="001969b3"/>
    </style:style>
    <style:style style:name="P9" style:family="paragraph" style:parent-style-name="List_20_Paragraph">
      <style:paragraph-properties fo:margin-top="0in" fo:margin-bottom="0.111in" loext:contextual-spacing="false" fo:line-height="108%"/>
      <style:text-properties fo:language="bg" fo:country="BG" officeooo:rsid="001a7da7" officeooo:paragraph-rsid="001a7da7"/>
    </style:style>
    <style:style style:name="P10" style:family="paragraph" style:parent-style-name="Standard_20__28_user_29_">
      <style:text-properties fo:font-style="italic" style:text-underline-style="solid" style:text-underline-width="auto" style:text-underline-color="font-color" style:font-style-asian="italic"/>
    </style:style>
    <style:style style:name="P11" style:family="paragraph" style:parent-style-name="Standard_20__28_user_29_">
      <style:text-properties fo:language="en" fo:country="GB"/>
    </style:style>
    <style:style style:name="P12" style:family="paragraph" style:parent-style-name="Standard_20__28_user_29_">
      <style:text-properties fo:language="en" fo:country="GB" fo:font-style="italic" style:text-underline-style="solid" style:text-underline-width="auto" style:text-underline-color="font-color" style:font-style-asian="italic"/>
    </style:style>
    <style:style style:name="P13" style:family="paragraph" style:parent-style-name="Standard_20__28_user_29_">
      <style:text-properties fo:language="bg" fo:country="BG"/>
    </style:style>
    <style:style style:name="P14" style:family="paragraph" style:parent-style-name="Standard_20__28_user_29_">
      <style:text-properties officeooo:paragraph-rsid="001969b3"/>
    </style:style>
    <style:style style:name="P15" style:family="paragraph" style:parent-style-name="Standard_20__28_user_29_">
      <style:paragraph-properties fo:margin-left="0.5in" fo:margin-right="0in" fo:text-indent="0in" style:auto-text-indent="false"/>
    </style:style>
    <style:style style:name="P16" style:family="paragraph" style:parent-style-name="Standard_20__28_user_29_">
      <style:paragraph-properties fo:margin-left="0.0984in" fo:margin-right="0in" fo:text-indent="0in" style:auto-text-indent="false"/>
    </style:style>
    <style:style style:name="P17" style:family="paragraph" style:parent-style-name="Standard_20__28_user_29_" style:list-style-name="WWNum2">
      <style:paragraph-properties fo:margin-left="2.2646in" fo:margin-right="0in" fo:margin-top="0in" fo:margin-bottom="0.111in" loext:contextual-spacing="false" fo:text-indent="-2.2646in" style:auto-text-indent="false">
        <style:tab-stops>
          <style:tab-stop style:position="0.2957in"/>
          <style:tab-stop style:position="0.9846in"/>
        </style:tab-stops>
      </style:paragraph-properties>
    </style:style>
    <style:style style:name="P18" style:family="paragraph" style:parent-style-name="Standard_20__28_user_29_" style:list-style-name="WWNum2">
      <style:paragraph-properties fo:margin-left="0.2957in" fo:margin-right="0in" fo:margin-top="0in" fo:margin-bottom="0.111in" loext:contextual-spacing="false" fo:text-indent="-0.2957in" style:auto-text-indent="false"/>
    </style:style>
    <style:style style:name="P19" style:family="paragraph" style:parent-style-name="Standard_20__28_user_29_" style:list-style-name="WWNum2">
      <style:paragraph-properties fo:margin-left="2.25in" fo:margin-right="0in" fo:margin-top="0in" fo:margin-bottom="0.111in" loext:contextual-spacing="false" fo:text-indent="-2.25in" style:auto-text-indent="false">
        <style:tab-stops>
          <style:tab-stop style:position="0.2957in"/>
        </style:tab-stops>
      </style:paragraph-properties>
    </style:style>
    <style:style style:name="P20" style:family="paragraph" style:parent-style-name="Standard_20__28_user_29_">
      <style:paragraph-properties fo:margin-top="0in" fo:margin-bottom="0.111in" loext:contextual-spacing="false"/>
    </style:style>
    <style:style style:name="P21" style:family="paragraph" style:parent-style-name="Standard_20__28_user_29_">
      <style:paragraph-properties fo:margin-top="0in" fo:margin-bottom="0.111in" loext:contextual-spacing="false"/>
      <style:text-properties fo:language="en" fo:country="GB"/>
    </style:style>
    <style:style style:name="P22" style:family="paragraph" style:parent-style-name="Standard_20__28_user_29_">
      <style:paragraph-properties fo:margin-top="0in" fo:margin-bottom="0.111in" loext:contextual-spacing="false"/>
      <style:text-properties fo:language="en" fo:country="GB" officeooo:rsid="001b7335" officeooo:paragraph-rsid="001b7335"/>
    </style:style>
    <style:style style:name="P23" style:family="paragraph" style:parent-style-name="Standard_20__28_user_29_">
      <style:paragraph-properties fo:margin-top="0in" fo:margin-bottom="0.111in" loext:contextual-spacing="false"/>
      <style:text-properties officeooo:paragraph-rsid="001b7335"/>
    </style:style>
    <style:style style:name="P24" style:family="paragraph" style:parent-style-name="Standard_20__28_user_29_" style:master-page-name="Standard">
      <style:paragraph-properties style:page-number="auto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text-underline-style="solid" style:text-underline-width="auto" style:text-underline-color="font-color" style:font-style-asian="italic"/>
    </style:style>
    <style:style style:name="T4" style:family="text">
      <style:text-properties fo:language="en" fo:country="GB" fo:font-style="italic" style:text-underline-style="solid" style:text-underline-width="auto" style:text-underline-color="font-color" officeooo:rsid="001969b3" style:font-style-asian="italic"/>
    </style:style>
    <style:style style:name="T5" style:family="text">
      <style:text-properties fo:language="en" fo:country="GB" fo:font-style="italic" style:text-underline-style="solid" style:text-underline-width="auto" style:text-underline-color="font-color" officeooo:rsid="001a7da7" style:font-style-asian="italic"/>
    </style:style>
    <style:style style:name="T6" style:family="text">
      <style:text-properties fo:language="en" fo:country="GB" fo:font-style="italic" style:text-underline-style="solid" style:text-underline-width="auto" style:text-underline-color="font-color" officeooo:rsid="001ad1f5" style:font-style-asian="italic"/>
    </style:style>
    <style:style style:name="T7" style:family="text">
      <style:text-properties fo:language="en" fo:country="GB" officeooo:rsid="001969b3"/>
    </style:style>
    <style:style style:name="T8" style:family="text">
      <style:text-properties fo:language="en" fo:country="GB" officeooo:rsid="001a7da7"/>
    </style:style>
    <style:style style:name="T9" style:family="text">
      <style:text-properties fo:language="en" fo:country="GB" officeooo:rsid="001b7335"/>
    </style:style>
    <style:style style:name="T10" style:family="text">
      <style:text-properties fo:language="bg" fo:country="BG"/>
    </style:style>
    <style:style style:name="T11" style:family="text">
      <style:text-properties fo:language="bg" fo:country="BG" fo:font-style="italic" style:text-underline-style="solid" style:text-underline-width="auto" style:text-underline-color="font-color" style:font-style-asian="italic"/>
    </style:style>
    <style:style style:name="T12" style:family="text">
      <style:text-properties fo:language="bg" fo:country="BG" officeooo:rsid="001c451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96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GoBack"/><text:span text:style-name="T1">Use cases related to System Authentication:</text:span></text:p>
      <text:p text:style-name="P10"/>
      <text:p text:style-name="Standard_20__28_user_29_"><text:span text:style-name="T1">Use Case №1:</text:span> Login <text:span text:style-name="T2">like Guest user </text:span><text:span text:style-name="T10">(</text:span><text:span text:style-name="T2">without registration)</text:span><text:line-break/><text:span text:style-name="T1">Primary Actor</text:span><text:span text:style-name="T13">:</text:span> User<text:line-break/><text:span text:style-name="T1">Pre Condition</text:span><text:span text:style-name="T13">:</text:span> Installed browser and active internet connection <text:line-break/><text:span text:style-name="T1">Main scenario</text:span>:</text:p>
      <text:p text:style-name="Standard_20__28_user_29_"/>
      <text:list xml:id="list1126012492194315662" text:style-name="WWNum3">
        <text:list-item>
          <text:p text:style-name="P2">User initiates browser</text:p>
        </text:list-item>
      </text:list>
      <text:list xml:id="list5224494060871868023" text:style-name="WWNum1">
        <text:list-item>
          <text:p text:style-name="P3">User specifies web address</text:p>
        </text:list-item>
        <text:list-item>
          <text:p text:style-name="P3">The user has access to the system </text:p>
        </text:list-item>
      </text:list>
      <text:p text:style-name="P1"/>
      <text:p text:style-name="Standard_20__28_user_29_"><text:span text:style-name="T1">Alternate scenario:</text:span><text:line-break/> <text:tab/><text:span text:style-name="T2">The user log in like registration user</text:span></text:p>
      <text:p text:style-name="Standard_20__28_user_29_"/>
      <text:p text:style-name="P10"/>
      <text:p text:style-name="Standard_20__28_user_29_"><text:span text:style-name="T1">Use Case №</text:span><text:span text:style-name="T3">2</text:span><text:span text:style-name="T1">:</text:span> Login <text:span text:style-name="T2">like Registration user</text:span><text:line-break/><text:span text:style-name="T1">Primary Actor</text:span><text:span text:style-name="T13">:</text:span> User<text:line-break/><text:span text:style-name="T1">Pre Condition</text:span><text:span text:style-name="T13">:</text:span> Installed browser and active internet connection <text:line-break/><text:span text:style-name="T1">Main scenario</text:span>:</text:p>
      <text:p text:style-name="Standard_20__28_user_29_"/>
      <text:p text:style-name="P1"><text:span text:style-name="T10">1. </text:span>User initiates browser</text:p>
      <text:p text:style-name="P1"><text:span text:style-name="T10">2. </text:span>User specifies web address</text:p>
      <text:p text:style-name="P1"><text:span text:style-name="T10">3. </text:span>User gives <text:span text:style-name="T2">e-mail</text:span> and password ( refer to next chapters section “User Screens” )</text:p>
      <text:p text:style-name="P1"><text:span text:style-name="T10">4. </text:span>System does authentication</text:p>
      <text:p text:style-name="P1"><text:span text:style-name="T10">5. </text:span><text:span text:style-name="T2">T</text:span>he usser has access to the system <text:s/><text:span text:style-name="T2">like <text:s/>registration user</text:span></text:p>
      <text:p text:style-name="Standard_20__28_user_29_"><text:span text:style-name="T1">Alternate scenario:</text:span><text:line-break/> <text:s text:c="5"/>4.1 Authorization fails – wrong username/password<text:line-break/> <text:s/><text:tab/><text:tab/>4.1.1 Prompt the user that he typed the username/password wrong<text:line-break/> <text:tab/><text:tab/>4.1.2 Allow him to re-enter the username/password<text:line-break/> <text:tab/>4.2 Authorization fails – forgotten username/password<text:line-break/> <text:tab/><text:tab/>4.2.1 Prompt the user to enter his registered email<text:line-break/> <text:tab/><text:tab/>4.2.2 User receives an email with instructions about his login credentials</text:p>
      <text:p text:style-name="Standard_20__28_user_29_"/>
      <text:p text:style-name="P14"><text:span text:style-name="T1">Use Case №</text:span><text:span text:style-name="T4">3</text:span><text:span text:style-name="T1">:</text:span> <text:span text:style-name="T7">Forgotten password</text:span><text:line-break/><text:span text:style-name="T1">Primary Actor</text:span><text:span text:style-name="T13">:</text:span> User<text:line-break/><text:span text:style-name="T1">Pre Condition</text:span><text:span text:style-name="T13">:</text:span> Installed browser and active internet connection <text:line-break/><text:span text:style-name="T1">Main scenario</text:span>:</text:p>
      <text:p text:style-name="P14"/>
      <text:p text:style-name="P6"><text:span text:style-name="T10">1. </text:span>User initiates browser</text:p>
      <text:p text:style-name="P6"><text:span text:style-name="T10">2. </text:span>User specifies web address</text:p>
      <text:p text:style-name="P6"><text:span text:style-name="T10">3. </text:span>User <text:span text:style-name="T14">enter</text:span> <text:span text:style-name="T2">e-mail</text:span></text:p>
      <text:p text:style-name="P8"><text:soft-page-break/>4. <text:span text:style-name="T2">U</text:span>ser has forgotten his password</text:p>
      <text:p text:style-name="P8">5. <text:span text:style-name="T2">User </text:span><text:span text:style-name="T8">goes to “Forgot your password?”</text:span></text:p>
      <text:p text:style-name="P9"><text:span text:style-name="T2">6. User enter your email, which is registered</text:span></text:p>
      <text:p text:style-name="P9">7. <text:span text:style-name="T2">User click “Reset password” button</text:span></text:p>
      <text:p text:style-name="P7"><text:span text:style-name="T8">8</text:span><text:span text:style-name="T10">. User receives an email with instructions about his login credentials</text:span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pan text:style-name="T1">Use Case №</text:span><text:span text:style-name="T5">4</text:span><text:span text:style-name="T13">:</text:span> Change password<text:line-break/><text:span text:style-name="T1">Primary Actor</text:span><text:span text:style-name="T13">:</text:span> User<text:line-break/><text:span text:style-name="T1">Pre Condition</text:span><text:span text:style-name="T13">:</text:span> User logged in <text:line-break/><text:span text:style-name="T1">Main scenario</text:span>:</text:p>
      <text:p text:style-name="Standard_20__28_user_29_"/>
      <text:list xml:id="list3435927179591606238" text:style-name="WWNum4">
        <text:list-item>
          <text:p text:style-name="P4">User goes to <text:span text:style-name="T2">the main page and click link “Your account”</text:span> ( refer to next chapters section “User Screens” )</text:p>
        </text:list-item>
      </text:list>
      <text:list xml:id="list6643969837300735365" text:style-name="WWNum2">
        <text:list-item>
          <text:p text:style-name="P5">User goes to <text:span text:style-name="T2">menu “Settings”</text:span></text:p>
        </text:list-item>
        <text:list-item>
          <text:p text:style-name="P5">User initiates field “<text:span text:style-name="T2">Old</text:span> Password”, “<text:span text:style-name="T2">New</text:span> Password” <text:span text:style-name="T2">and <text:s/>“”Retype New Password”</text:span></text:p>
        </text:list-item>
        <text:list-item>
          <text:p text:style-name="P5">User provides current password, new password and confirm new password</text:p>
        </text:list-item>
        <text:list-item>
          <text:p text:style-name="P5">System displays message for successful change</text:p>
        </text:list-item>
      </text:list>
      <text:p text:style-name="P15"><text:span text:style-name="T1">Alternate scenario:</text:span><text:line-break/> <text:tab/>4.1 Authorization fails – wrong password<text:line-break/> <text:s/><text:tab/><text:tab/>4.1.1 Prompt the user that he typed the password wrong<text:line-break/> <text:tab/><text:tab/>4.1.2 Allow him to re-enter the password<text:line-break/> <text:tab/>4.2 Authorization fails – new password and confirm new password do not match<text:line-break/> <text:tab/><text:tab/>4.2.1 Prompt the user that new password and confirm new password do not match<text:line-break/> <text:tab/><text:tab/>4.2.2 Allow him to re-enter the attributes.<text:line-break/> <text:tab/>4.3 Authorization fails – new password and confirm password are less than 6 chars<text:line-break/> <text:tab/><text:tab/>4.3.1 Prompt the user that password must be at least 6 characters<text:line-break/> <text:tab/><text:tab/>4.3.2 Allow him to re-enter new and confirm password</text:p>
      <text:p text:style-name="P15"/>
      <text:p text:style-name="P15"/>
      <text:p text:style-name="P16"><text:span text:style-name="T1">Use Case №</text:span><text:span text:style-name="T5">5</text:span><text:span text:style-name="T1">:</text:span> <text:span text:style-name="T2">Register as a user</text:span><text:line-break/><text:span text:style-name="T1">Primary Actor</text:span><text:span text:style-name="T13">:</text:span> User<text:line-break/><text:span text:style-name="T1">Pre Condition</text:span><text:span text:style-name="T13">:</text:span> Installed browser and active internet connection <text:line-break/><text:span text:style-name="T1">Main scenario</text:span>:</text:p>
      <text:p text:style-name="P1"><text:span text:style-name="T10">1. </text:span>User initiates browser</text:p>
      <text:p text:style-name="P1"><text:span text:style-name="T10">2. </text:span>User specifies web address</text:p>
      <text:p text:style-name="P1"><text:soft-page-break/><text:span text:style-name="T2">3. User goes to Sign in </text:span><text:s/>( refer to next chapters section “User Screens” )</text:p>
      <text:p text:style-name="P1"><text:span text:style-name="T2">4. User <text:s/>goes to “Create new account”</text:span></text:p>
      <text:p text:style-name="P1"><text:span text:style-name="T2">5.</text:span><text:span text:style-name="T10"> </text:span>User <text:span text:style-name="T2">e</text:span>nter <text:span text:style-name="T2">a </text:span>name</text:p>
      <text:p text:style-name="P1"><text:span text:style-name="T2">6. User enter a email</text:span></text:p>
      <text:p text:style-name="P1"><text:span text:style-name="T2">7. User enter a password</text:span></text:p>
      <text:p text:style-name="P1"><text:span text:style-name="T2">8.</text:span><text:span text:style-name="T10"> </text:span><text:span text:style-name="T2">Press “Register” button</text:span></text:p>
      <text:p text:style-name="P1"><text:span text:style-name="T2">9</text:span><text:span text:style-name="T10">. </text:span><text:span text:style-name="T2">T</text:span>he user has access to the system <text:s/><text:span text:style-name="T2">like <text:s/>registration user</text:span></text:p>
      <text:p text:style-name="Standard_20__28_user_29_"><text:span text:style-name="T1">Alternate scenario:</text:span><text:line-break/> <text:s text:c="6"/><text:span text:style-name="T2">8.1 </text:span>The user choose already registered user name</text:p>
      <text:p text:style-name="Standard_20__28_user_29_"><text:s text:c="12"/><text:span text:style-name="T2">8.1.1 The system displays an error message</text:span></text:p>
      <text:p text:style-name="Standard_20__28_user_29_"><text:span text:style-name="T2"><text:s text:c="12"/>8.1.2 Allow him to re-enter new e-mail</text:span></text:p>
      <text:p text:style-name="P15"/>
      <text:p text:style-name="Standard_20__28_user_29_"><text:span text:style-name="T1">Use cases related to </text:span><text:span text:style-name="T3">navigate in site</text:span></text:p>
      <text:p text:style-name="P10"/>
      <text:p text:style-name="Standard_20__28_user_29_"><text:span text:style-name="T1">Use Case №</text:span><text:span text:style-name="T6">6</text:span><text:span text:style-name="T1">:</text:span></text:p>
      <text:p text:style-name="Standard_20__28_user_29_"><text:span text:style-name="T1">Primary Actor: User<text:line-break/>Pre Condition: User logged in <text:line-break/>Main scenario:</text:span></text:p>
      <text:p text:style-name="P12"/>
      <text:list xml:id="list23072035215981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2">User goes to main page</text:span></text:p>
                    </text:list-item>
                    <text:list-item>
                      <text:p text:style-name="P18"><text:span text:style-name="T2">User choose any product category shopping: Dairy products, Chickens and eggs, Meat products, Fruits and vegetables, Organic fruits from Greece, Other products.</text:span></text:p>
                    </text:list-item>
                    <text:list-item>
                      <text:p text:style-name="P19"><text:span text:style-name="T10">System displays а Selected category </text:span><text:span text:style-name="T2">or</text:span><text:span text:style-name="T10"> subcategory</text:span></text:p>
                    </text:list-item>
                    <text:list-item>
                      <text:p text:style-name="P19"><text:span text:style-name="T2">User choose some product</text:span></text:p>
                    </text:list-item>
                    <text:list-item>
                      <text:p text:style-name="P19"><text:span text:style-name="T10">System displays </text:span><text:span text:style-name="T2">picture of product and description with price for the produc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0"/>
      <text:p text:style-name="P10"/>
      <text:p text:style-name="P10"/>
      <text:p text:style-name="Standard_20__28_user_29_"><text:span text:style-name="T1">Use cases related to </text:span><text:span text:style-name="T3">buy in site like registration user</text:span></text:p>
      <text:p text:style-name="P10"/>
      <text:p text:style-name="Standard_20__28_user_29_"><text:span text:style-name="T1">Use Case №</text:span><text:span text:style-name="T6">7</text:span><text:span text:style-name="T1">:</text:span></text:p>
      <text:p text:style-name="Standard_20__28_user_29_"><text:span text:style-name="T1">Primary Actor: User<text:line-break/>Pre Condition: User logged in </text:span><text:span text:style-name="T3">with username and password</text:span><text:span text:style-name="T1"><text:line-break/>Main scenario:</text:span></text:p>
      <text:p text:style-name="P10"/>
      <text:p text:style-name="P20"><text:span text:style-name="T2">1. User goes to main page</text:span></text:p>
      <text:p text:style-name="P20"><text:span text:style-name="T2">2. User choose any product category shopping</text:span></text:p>
      <text:p text:style-name="P20"><text:span text:style-name="T10">3. System displays а Selected category </text:span><text:span text:style-name="T2">or</text:span><text:span text:style-name="T10"> subcategory</text:span></text:p>
      <text:p text:style-name="P20"><text:soft-page-break/><text:span text:style-name="T10">4. </text:span><text:span text:style-name="T2">User choose some product</text:span></text:p>
      <text:p text:style-name="P20"><text:span text:style-name="T2">5. </text:span><text:span text:style-name="T10">System displays </text:span><text:span text:style-name="T2">picture of product and description with price for the product</text:span></text:p>
      <text:p text:style-name="P20"><text:span text:style-name="T2">6. User selects the quantity and delivery date</text:span></text:p>
      <text:p text:style-name="P20"><text:span text:style-name="T10">7. </text:span><text:span text:style-name="T2">Press “Add to Bag” button</text:span></text:p>
      <text:p text:style-name="P20"><text:span text:style-name="T2">8. Press ”Go to Checkout” button</text:span></text:p>
      <text:p text:style-name="P20"><text:span text:style-name="T2">9. </text:span><text:span text:style-name="T10">System displays а </text:span><text:span text:style-name="T2">menu ”Shipping details”</text:span><text:span text:style-name="T10">, </text:span><text:span text:style-name="T2">where registration user has ready adress book and User choose delivery method</text:span></text:p>
      <text:p text:style-name="P20"><text:span text:style-name="T10">10. </text:span><text:span text:style-name="T2">Press ”Checkout” button</text:span></text:p>
      <text:p text:style-name="P20"><text:span text:style-name="T10">11. <text:s/>System displays </text:span><text:span text:style-name="T2">a menu ”Payment details”</text:span></text:p>
      <text:p text:style-name="P20"><text:span text:style-name="T2">12. Press ”Continue” button</text:span></text:p>
      <text:p text:style-name="P20"><text:span text:style-name="T2">13. S</text:span><text:span text:style-name="T10">ystem displays </text:span><text:span text:style-name="T2">a last menu ”Place Order”</text:span></text:p>
      <text:p text:style-name="P22">14. Press ”Place order” button</text:p>
      <text:p text:style-name="P20"><text:span text:style-name="T2">1</text:span><text:span text:style-name="T9">5</text:span><text:span text:style-name="T2">. System displays message for successful order</text:span></text:p>
      <text:p text:style-name="P11"/>
      <text:p text:style-name="Standard_20__28_user_29_"><text:span text:style-name="T3">Alternate scenario:</text:span></text:p>
      <text:p text:style-name="Standard_20__28_user_29_"><text:span text:style-name="T2">1. User log in to buy in site without <text:s/>registration</text:span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Standard_20__28_user_29_"><text:span text:style-name="T3">Use cases related to buy in site like Guest user </text:span><text:span text:style-name="T11">(</text:span><text:span text:style-name="T3">without registration)</text:span></text:p>
      <text:p text:style-name="Standard_20__28_user_29_"><text:span text:style-name="T1">Use Case №</text:span><text:span text:style-name="T6">8</text:span><text:span text:style-name="T1">:</text:span></text:p>
      <text:p text:style-name="Standard_20__28_user_29_"><text:span text:style-name="T3">Primary Actor: User<text:line-break/>Pre Condition: User logged in without username and password<text:line-break/>Main scenario:</text:span></text:p>
      <text:p text:style-name="P11"/>
      <text:p text:style-name="P20"><text:span text:style-name="T2">1. User goes to main page</text:span></text:p>
      <text:p text:style-name="P20"><text:span text:style-name="T2">2. User choose any product category shopping</text:span></text:p>
      <text:p text:style-name="P20"><text:span text:style-name="T10">3. System displays а Selected category </text:span><text:span text:style-name="T2">or</text:span><text:span text:style-name="T10"> subcategory</text:span></text:p>
      <text:p text:style-name="P20"><text:span text:style-name="T10">4. </text:span><text:span text:style-name="T2">User choose some product</text:span></text:p>
      <text:p text:style-name="P20"><text:span text:style-name="T2">5. </text:span><text:span text:style-name="T10">System displays </text:span><text:span text:style-name="T2">picture of product and description with price for the product</text:span></text:p>
      <text:p text:style-name="P20"><text:span text:style-name="T2">6. User selects the quantity and delivery date</text:span></text:p>
      <text:p text:style-name="P20"><text:span text:style-name="T10">7. </text:span><text:span text:style-name="T2">Press “Add to Bag” button</text:span></text:p>
      <text:p text:style-name="P20"><text:span text:style-name="T2">8. Press ”Go to Checkout” button</text:span></text:p>
      <text:p text:style-name="P20"><text:soft-page-break/><text:span text:style-name="T2">9. </text:span><text:span text:style-name="T10">System displays а </text:span><text:span text:style-name="T2">menu ”Shipping details”</text:span><text:span text:style-name="T10"> </text:span><text:span text:style-name="T2">, where user <text:s/>Enter shipping address and User choose delivery method</text:span></text:p>
      <text:p text:style-name="P20"><text:span text:style-name="T10">10. </text:span><text:span text:style-name="T2">Press ”Checkout” button</text:span></text:p>
      <text:p text:style-name="P20"><text:span text:style-name="T10">11. <text:s/>System displays </text:span><text:span text:style-name="T2">a menu ”Payment details”</text:span></text:p>
      <text:p text:style-name="P20"><text:span text:style-name="T2">12. Press ”Continue” button</text:span></text:p>
      <text:p text:style-name="P22">13. Press ”Place order” button</text:p>
      <text:p text:style-name="P23"><text:span text:style-name="T2">1</text:span><text:span text:style-name="T12">4</text:span><text:span text:style-name="T2">. System displays message for successful order</text:span></text:p>
      <text:p text:style-name="P11"/>
      <text:p text:style-name="Standard_20__28_user_29_"><text:span text:style-name="T3">Alternate scenario:</text:span></text:p>
      <text:p text:style-name="Standard_20__28_user_29_"><text:span text:style-name="T2">1. User log in to buy in site with <text:s/>registration</text:span></text:p>
      <text:p text:style-name="P13"/>
      <text:p text:style-name="P13"/>
      <text:p text:style-name="P13"/>
      <text:p text:style-name="Standard_20__28_user_29_"><text:span text:style-name="T3">Use cases related to add to Shopping Bag and how to finish order</text:span></text:p>
      <text:p text:style-name="Standard_20__28_user_29_"><text:span text:style-name="T1">Use Case №</text:span><text:span text:style-name="T6">9</text:span><text:span text:style-name="T1">:</text:span></text:p>
      <text:p text:style-name="Standard_20__28_user_29_"><text:span text:style-name="T3">Primary Actor: User<text:line-break/>Pre Condition: User logged in<text:line-break/>Main scenario:</text:span></text:p>
      <text:p text:style-name="P11"/>
      <text:p text:style-name="P20"><text:span text:style-name="T2">1. User goes to main page</text:span></text:p>
      <text:p text:style-name="P20"><text:span text:style-name="T2">2. User choose any product category shopping</text:span></text:p>
      <text:p text:style-name="P20"><text:span text:style-name="T10">3. System displays а Selected category </text:span><text:span text:style-name="T2">or</text:span><text:span text:style-name="T10"> subcategory</text:span></text:p>
      <text:p text:style-name="P20"><text:span text:style-name="T10">4. </text:span><text:span text:style-name="T2">User choose some product</text:span></text:p>
      <text:p text:style-name="P20"><text:span text:style-name="T2">5. </text:span><text:span text:style-name="T10">System displays </text:span><text:span text:style-name="T2">picture of product and description with price for the product</text:span></text:p>
      <text:p text:style-name="P20"><text:span text:style-name="T2">6. User selects the quantity and delivery date</text:span></text:p>
      <text:p text:style-name="P20"><text:span text:style-name="T10">7. </text:span><text:span text:style-name="T2">Press “Add to Bag” button</text:span></text:p>
      <text:p text:style-name="P20"><text:span text:style-name="T10">8. </text:span><text:span text:style-name="T2">Press “Checkout” button</text:span></text:p>
      <text:p text:style-name="P20"><text:span text:style-name="T2">9. </text:span><text:span text:style-name="T10">System displays а </text:span><text:span text:style-name="T2">menu, which shows how many and what are the selected products</text:span></text:p>
      <text:p text:style-name="P11"/>
      <text:p text:style-name="Standard_20__28_user_29_"><text:span text:style-name="T1">Alternate scenario:</text:span><text:line-break/> <text:s text:c="6"/><text:span text:style-name="T10">9</text:span><text:span text:style-name="T2">.1 </text:span>The user choose <text:span text:style-name="T2">to add more products to Shopping Bag</text:span></text:p>
      <text:p text:style-name="Standard_20__28_user_29_"><text:s text:c="7"/><text:span text:style-name="T10">9.2 </text:span><text:span text:style-name="T2">User choose to clear bag</text:span></text:p>
      <text:p text:style-name="Standard_20__28_user_29_"><text:span text:style-name="T2"><text:s text:c="11"/></text:span></text:p>
      <text:p text:style-name="P13"/>
      <text:p text:style-name="P13"/>
      <text:p text:style-name="Standard_20__28_user_29_"><text:span text:style-name="T3">Use cases related to add to Shopping Bag and continue shopping</text:span></text:p>
      <text:p text:style-name="Standard_20__28_user_29_"><text:span text:style-name="T1">Use Case №</text:span><text:span text:style-name="T6">10</text:span><text:span text:style-name="T1">:</text:span></text:p>
      <text:p text:style-name="Standard_20__28_user_29_"><text:span text:style-name="T3">Primary Actor: User<text:line-break/>Pre Condition: User logged in <text:line-break/>Main scenario:</text:span></text:p>
      <text:p text:style-name="P11"><text:soft-page-break/></text:p>
      <text:p text:style-name="P20"><text:span text:style-name="T2">1. User goes to main page</text:span></text:p>
      <text:p text:style-name="P20"><text:span text:style-name="T2">2. User choose any product category shopping</text:span></text:p>
      <text:p text:style-name="P20"><text:span text:style-name="T10">3. System displays а Selected category </text:span><text:span text:style-name="T2">or</text:span><text:span text:style-name="T10"> subcategory</text:span></text:p>
      <text:p text:style-name="P20"><text:span text:style-name="T10">4. </text:span><text:span text:style-name="T2">User choose some product</text:span></text:p>
      <text:p text:style-name="P20"><text:span text:style-name="T2">5. </text:span><text:span text:style-name="T10">System displays </text:span><text:span text:style-name="T2">picture of product and description with price for the product</text:span></text:p>
      <text:p text:style-name="P20"><text:span text:style-name="T2">6. User selects the quantity and delivery date</text:span></text:p>
      <text:p text:style-name="P20"><text:span text:style-name="T10">7. </text:span><text:span text:style-name="T2">Press “Add to Bag” button</text:span></text:p>
      <text:p text:style-name="P20"><text:span text:style-name="T10">8. </text:span><text:span text:style-name="T2">Press “Continue Shopping” button</text:span></text:p>
      <text:p text:style-name="P20"><text:span text:style-name="T2">9. </text:span><text:span text:style-name="T10">System </text:span><text:span text:style-name="T2">returns user in the previous page for choose more product</text:span></text:p>
      <text:p text:style-name="P13"/>
      <text:p text:style-name="Standard_20__28_user_29_"><text:span text:style-name="T1">Alternate scenario:</text:span><text:line-break/> <text:s text:c="6"/><text:span text:style-name="T10">9</text:span><text:span text:style-name="T2">.1 </text:span>The user choose <text:span text:style-name="T2">to finish shopping and go out the page</text:span></text:p>
      <text:p text:style-name="Standard_20__28_user_29_"><text:span text:style-name="T2"><text:s text:c="7"/></text:span><text:span text:style-name="T10">9.2 </text:span><text:span text:style-name="T2">User choose to return to Shopping Bag</text:span></text:p>
      <text:p text:style-name="P11"/>
      <text:p text:style-name="P11"/>
      <text:p text:style-name="Standard_20__28_user_29_"><text:span text:style-name="T3">Use cases related to cancel order</text:span></text:p>
      <text:p text:style-name="Standard_20__28_user_29_"><text:span text:style-name="T1">Use Case №</text:span><text:span text:style-name="T3">1</text:span><text:span text:style-name="T5">1</text:span><text:span text:style-name="T1">:</text:span></text:p>
      <text:p text:style-name="Standard_20__28_user_29_"><text:span text:style-name="T3">Primary Actor: User<text:line-break/>Pre Condition: User logged in <text:line-break/>Main scenario:</text:span></text:p>
      <text:p text:style-name="P11"/>
      <text:p text:style-name="P20"><text:span text:style-name="T2">1. User goes to main page</text:span></text:p>
      <text:p text:style-name="P20"><text:span text:style-name="T2">2. User choose any product category shopping</text:span></text:p>
      <text:p text:style-name="P20"><text:span text:style-name="T10">3. System displays а Selected category </text:span><text:span text:style-name="T2">or</text:span><text:span text:style-name="T10"> subcategory</text:span></text:p>
      <text:p text:style-name="P20"><text:span text:style-name="T10">4. </text:span><text:span text:style-name="T2">User choose some product</text:span></text:p>
      <text:p text:style-name="P20"><text:span text:style-name="T2">5. </text:span><text:span text:style-name="T10">System displays </text:span><text:span text:style-name="T2">picture of product and description with price for the product</text:span></text:p>
      <text:p text:style-name="P20"><text:span text:style-name="T2">6. User selects the quantity and delivery date</text:span></text:p>
      <text:p text:style-name="P20"><text:span text:style-name="T10">7. </text:span><text:span text:style-name="T2">Press “Add to Bag” button</text:span></text:p>
      <text:p text:style-name="P20"><text:span text:style-name="T2">8. User log out the page</text:span></text:p>
      <text:p text:style-name="P20"><text:span text:style-name="T2">9. If the user log in again, the previous choose product will stay in Shopping bag, independently if the user log in with registration or without registration</text:span></text:p>
      <text:p text:style-name="P21"/>
      <text:p text:style-name="P20"><text:span text:style-name="T1">Alternate scenario:</text:span></text:p>
      <text:p text:style-name="P20"><text:span text:style-name="T2">7.1 User add to Shopping Bag and continue shopping</text:span>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geneva, verdana, sans-serif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Andale Sans UI" style:font-size-asian="10pt" style:language-asian="bg" style:country-asian="BG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bg" fo:country="BG" style:letter-kerning="true" style:font-name-asian="Andale Sans UI" style:font-size-asian="10pt" style:language-asian="bg" style:country-asian="BG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ана Банчева</meta:initial-creator>
    <meta:editing-cycles>6</meta:editing-cycles>
    <meta:creation-date>2016-04-18T12:37:00</meta:creation-date>
    <dc:date>2016-04-20T23:07:18.649000000</dc:date>
    <meta:editing-duration>PT46M54S</meta:editing-duration>
    <meta:generator>LibreOffice/5.1.1.3$Windows_X86_64 LibreOffice_project/89f508ef3ecebd2cfb8e1def0f0ba9a803b88a6d</meta:generator>
    <meta:document-statistic meta:table-count="0" meta:image-count="0" meta:object-count="0" meta:page-count="6" meta:paragraph-count="132" meta:word-count="1220" meta:character-count="7428" meta:non-whitespace-character-count="6208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